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udent" style:master-page-name="MP0" style:family="paragraph">
      <style:paragraph-properties fo:break-before="page"/>
    </style:style>
    <number:date-style style:name="N2" number:language="en" number:country="US">
      <number:day number:calendar="gregorian"/>
      <number:text> </number:text>
      <number:month number:textual="true" number:style="long" number:calendar="gregorian"/>
      <number:text> </number:text>
      <number:year number:style="long" number:calendar="gregorian"/>
    </number:date-style>
    <style:style style:name="P3" style:parent-style-name="Researchpapercontents" style:family="paragraph">
      <style:paragraph-properties fo:text-indent="0in"/>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font-name-complex="Calibri" fo:color="#000000" fo:background-color="#FFFFFF"/>
    </style:style>
    <style:style style:name="T6" style:parent-style-name="DefaultParagraphFont" style:family="text">
      <style:text-properties style:font-name-complex="Calibri" fo:color="#000000" fo:background-color="#FFFFFF"/>
    </style:style>
    <style:style style:name="T7" style:parent-style-name="DefaultParagraphFont" style:family="text">
      <style:text-properties style:font-name-complex="Calibri" fo:color="#000000" fo:background-color="#FFFFFF"/>
    </style:style>
    <style:style style:name="T8" style:parent-style-name="DefaultParagraphFont" style:family="text">
      <style:text-properties style:font-name-complex="Calibri" fo:color="#000000" fo:background-color="#FFFFFF"/>
    </style:style>
    <style:style style:name="T9" style:parent-style-name="DefaultParagraphFont" style:family="text">
      <style:text-properties style:font-name-complex="Calibri" fo:color="#000000" fo:background-color="#FFFFFF"/>
    </style:style>
    <style:style style:name="T10" style:parent-style-name="DefaultParagraphFont" style:family="text">
      <style:text-properties style:font-name-complex="Calibri" fo:color="#000000" fo:background-color="#FFFFFF"/>
    </style:style>
    <style:style style:name="T11" style:parent-style-name="DefaultParagraphFont" style:family="text">
      <style:text-properties style:font-name-complex="Calibri" fo:color="#000000" fo:background-color="#FFFFFF"/>
    </style:style>
    <style:style style:name="P12" style:parent-style-name="Researchpapercontents" style:family="paragraph">
      <style:paragraph-properties fo:text-indent="0in"/>
    </style:style>
    <style:style style:name="T13" style:parent-style-name="DefaultParagraphFont" style:family="text">
      <style:text-properties fo:font-weight="bold" style:font-weight-asian="bold" style:font-weight-complex="bold"/>
    </style:style>
    <style:style style:name="P14" style:parent-style-name="Researchpapercontents" style:family="paragraph">
      <style:paragraph-properties fo:text-indent="0in"/>
    </style:style>
    <style:style style:name="T15" style:parent-style-name="DefaultParagraphFont" style:family="text">
      <style:text-properties style:font-weight-complex="bold" style:font-style-complex="italic"/>
    </style:style>
    <style:style style:name="T16" style:parent-style-name="DefaultParagraphFont" style:family="text">
      <style:text-properties fo:font-weight="bold" style:font-weight-asian="bold"/>
    </style:style>
    <style:style style:name="P17" style:parent-style-name="Researchpapercontents" style:family="paragraph">
      <style:paragraph-properties fo:text-indent="0in"/>
    </style:style>
    <style:style style:name="P18" style:parent-style-name="Researchpapercontents" style:family="paragraph">
      <style:paragraph-properties fo:text-indent="0in"/>
    </style:style>
    <style:style style:name="T19" style:parent-style-name="DefaultParagraphFont" style:family="text">
      <style:text-properties fo:font-weight="bold" style:font-weight-asian="bold" style:font-weight-complex="bold"/>
    </style:style>
    <style:style style:name="P20" style:parent-style-name="Researchpapercontents" style:family="paragraph">
      <style:paragraph-properties fo:text-indent="0in"/>
    </style:style>
    <style:style style:name="P21" style:parent-style-name="Researchpapercontents" style:family="paragraph">
      <style:paragraph-properties fo:text-indent="0in"/>
    </style:style>
    <style:style style:name="T22" style:parent-style-name="DefaultParagraphFont" style:family="text">
      <style:text-properties fo:font-weight="bold" style:font-weight-asian="bold" style:font-weight-complex="bold"/>
    </style:style>
    <style:style style:name="P23" style:parent-style-name="Researchpapercontents" style:family="paragraph">
      <style:paragraph-properties fo:text-indent="0in"/>
    </style:style>
    <style:style style:name="T24" style:parent-style-name="DefaultParagraphFont" style:family="text">
      <style:text-properties fo:font-style="italic" style:font-style-asian="italic" style:font-style-complex="italic"/>
    </style:style>
    <style:style style:name="P25" style:parent-style-name="Researchpapercontents" style:family="paragraph">
      <style:paragraph-properties fo:text-indent="0in"/>
    </style:style>
    <style:style style:name="T26" style:parent-style-name="DefaultParagraphFont" style:family="text">
      <style:text-properties fo:font-weight="bold" style:font-weight-asian="bold" style:font-weight-complex="bold"/>
    </style:style>
    <style:style style:name="P27" style:parent-style-name="Researchpapercontents" style:family="paragraph">
      <style:paragraph-properties fo:text-indent="0in"/>
    </style:style>
  </office:automatic-styles>
  <office:body>
    <office:text text:use-soft-page-breaks="true">
      <text:p text:style-name="P1">Will Boatright &amp; Liam Solberg</text:p>
      <text:p text:style-name="Student">David Beaumier</text:p>
      <text:p text:style-name="Student">English 101</text:p>
      <text:p text:style-name="Student"><text:date style:data-style-name="N2">2 May 2019</text:date></text:p>
      <text:p text:style-name="Student"/>
      <text:p text:style-name="ResearchPaperTitle">Research Project</text:p>
      <text:p text:style-name="P3"><text:span text:style-name="T4">Project Overview (150-200)</text:span></text:p>
      <text:p text:style-name="Researchpapercontents"><text:span text:style-name="T5">This study will consider authority, and how a subject group or culture responds. The focal<text:s/></text:span><text:span text:style-name="T6">point for this study will be the public mentality towards skateboarding, and other prohibited transportation methods in civic areas. Is the absent capitulation to these signs an example of the lack of literacy, or strength?</text:span></text:p>
      <text:p text:style-name="Researchpapercontents"><text:span text:style-name="T7">By interviewing students and fac</text:span><text:span text:style-name="T8">ulty on campus, a wider perspective can be obtained concerning the peoples’ attitudes toward skateboarding in public, and various other similar transportation methods, (which occur in areas where strictly prohibited). By surveying a random sample of indivi</text:span><text:span text:style-name="T9">duals, a conclusion can be drawn regarding authority and its place in preventing these forms of personal transportation on public property. Western Washington University’s campus is the source of our data and will serve as the example in this study. It is<text:s/></text:span><text:span text:style-name="T10">important to pay attention to the diversity of the subjects we’re interviewing, as we potentially run the risk of misrepresenting the larger whole. This can be promptly avoided by adjusting to a variety of ages and locations. When interacting with particip</text:span><text:span text:style-name="T11">ants, questioning will be open and simple, creating an easy platform for a clear post-analysis.</text:span></text:p>
      <text:p text:style-name="P12"><text:span text:style-name="T13">Scholarly Discourse (300-400)</text:span></text:p>
      <text:p text:style-name="P14"><text:tab/>Defying Unjust Authority: An Exploratory Study. Modern Psychology TENDS TO FOCUS on the failings of humans, rather than their strengths or positives.<text:s/><text:span text:style-name="T15">Participants in this study were asked to shock one another under the commands of authoritative order.<text:s/></text:span>The<text:s/><text:soft-page-break/>experiment was an attempt to “take a picture” of how people are thinking, along with their motives before making the decision to<text:s/>defy authority. Almost all participants’ reasoning for defying the authority was out of empathy for the person they were being asked to hurt. This study concludes that people are more likely to follow authority if they are operating under fear. Much like the prohibited signs, these postings are a method for intimidation. By establishing a written warning, these signs are expected to be viewed as legally binding. “<text:span text:style-name="T16">Skateboarding for Transportation</text:span>.” “In California, users of these unconventional modes travel up to an estimated 48 million miles per year.” While skateboarding is seen as transportation, it is also seen as a means for recreation. Skateboarding combines the speed of a bicycle with the convenience of being a pedestrian. Skateboarding is often restricted because of its reputation as a nuisance. Skateboarding is often not viewed as a legitimate means of travel. Travel surveys tend to not include it. “In 2012, at least 11 skateboarders in California were killed in vehicle collisions with at least eight riding for the purpose of travel.” Skateboarding is very common on college campuses. At the University of California Santa Barbara, more students skateboard than drive.</text:p>
      <text:p text:style-name="P17"><text:tab/>Another article, “Skateboarding and Transgressive Activity,” had a lot to say about the<text:s/>psychology of skateboarders and their development of identity and a sense of place. The majority of casual skateboarders are between the ages of 11 and 18, and there are almost none over the age of 25. This means that most skaters constantly live under authority, and with teenagers having their lives increasingly monitored and regulated, many use skateboarding as an outlet for transgressive behavior to escape authority. Therefore, marginalized places like abandoned buildings, alleyways, underpasses, and stormwater drains are very popular amongst young skaters because the absence of authority grants them a sense of place ownership and empowerment.</text:p>
      <text:p text:style-name="P18"><text:span text:style-name="T19">Data Gathering Methods (150-300)</text:span></text:p>
      <text:p text:style-name="P20"/>
      <text:soft-page-break/>
      <text:p text:style-name="P21"><text:span text:style-name="T22">Predictions (150)</text:span></text:p>
      <text:p text:style-name="P23"><text:tab/>Considering Western’s lack of enforcement, along with how common skating in prohibited areas seems to be, we can assume that most students and faculty on campus do not have an issue with skateboarding. Upon diving deeper into the subject, we can analyze that the signs posted across campus discouraging skating are<text:s/>intended as a preventative measure, and therefore it must be a<text:s/><text:span text:style-name="T24">strength<text:s/></text:span>of literacy that they are ignored.</text:p>
      <text:p text:style-name="P25"><text:span text:style-name="T26">Work Plan (100)</text:span></text:p>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next-style-name="Standarduser" style:default-outline-level="1">
      <style:paragraph-properties fo:keep-with-next="always" fo:margin-top="0.1666in"/>
      <style:text-properties style:font-name="Times New Roman" style:font-name-asian="Times New Roman" style:font-name-complex="Arial" style:font-weight-complex="bold" fo:font-size="14pt" style:font-size-asian="14pt" style:font-size-complex="16pt" fo:hyphenate="false"/>
    </style:style>
    <style:style style:name="Heading2" style:display-name="Heading 2" style:family="paragraph" style:next-style-name="Standarduser" style:default-outline-level="2">
      <style:paragraph-properties fo:keep-with-next="always" fo:margin-top="0.0833in" fo:margin-bottom="0.0416in"/>
      <style:text-properties style:font-name="Times New Roman" style:font-name-asian="Times New Roman" style:font-name-complex="Arial" style:font-weight-complex="bold" style:font-style-complex="italic" style:font-size-complex="14pt" fo:hyphenate="false"/>
    </style:style>
    <style:style style:name="Heading3" style:display-name="Heading 3" style:family="paragraph" style:next-style-name="Standarduser" style:default-outline-level="3">
      <style:paragraph-properties fo:keep-with-next="always" fo:margin-top="0.0833in" fo:margin-bottom="0.0416in"/>
      <style:text-properties style:font-name="Times New Roman" style:font-name-asian="Times New Roman" style:font-name-complex="Arial" style:font-weight-complex="bold"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user" style:next-style-name="Textbodyuser">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user">
      <style:text-properties style:font-name-complex="FreeSans" fo:hyphenate="false"/>
    </style:style>
    <style:style style:name="Caption" style:display-name="Caption" style:family="paragraph" style:parent-style-name="Standarduser">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user">
      <style:paragraph-properties text:number-lines="false"/>
      <style:text-properties style:font-name-complex="FreeSans" fo:hyphenate="false"/>
    </style:style>
    <style:style style:name="Standarduser" style:display-name="Standard (user)" style:family="paragraph">
      <style:paragraph-properties fo:widows="2" fo:orphans="2" fo:line-height="200%"/>
      <style:text-properties style:font-name="Arial" style:font-name-asian="Times New Roman" style:font-name-complex="Times New Roman" fo:color="#00000A" fo:font-size="11pt" style:font-size-asian="11pt" style:language-asian="en" style:country-asian="US" style:language-complex="ar" style:country-complex="SA" fo:hyphenate="false"/>
    </style:style>
    <style:style style:name="Textbodyuser" style:display-name="Text body (user)" style:family="paragraph" style:parent-style-name="Standarduser">
      <style:paragraph-properties fo:margin-bottom="0.0972in" fo:line-height="120%"/>
      <style:text-properties style:font-name="Times New Roman" fo:font-size="12pt" style:font-size-asian="12pt" fo:hyphenate="false"/>
    </style:style>
    <style:style style:name="Header" style:display-name="Header" style:family="paragraph" style:parent-style-name="Standarduser">
      <style:paragraph-properties fo:text-align="end">
        <style:tab-stops>
          <style:tab-stop style:type="center" style:position="3in"/>
          <style:tab-stop style:type="right" style:position="6in"/>
        </style:tab-stops>
      </style:paragraph-properties>
      <style:text-properties style:font-name="Times New Roman" fo:font-size="12pt" style:font-size-asian="12pt" fo:hyphenate="false"/>
    </style:style>
    <style:style style:name="Student" style:display-name="Student" style:family="paragraph" style:parent-style-name="Standarduser">
      <style:text-properties style:font-name="Times New Roman" fo:font-size="12pt" style:font-size-asian="12pt" fo:hyphenate="false"/>
    </style:style>
    <style:style style:name="Footer" style:display-name="Footer" style:family="paragraph" style:parent-style-name="Standarduser">
      <style:paragraph-properties fo:line-height="100%">
        <style:tab-stops>
          <style:tab-stop style:type="center" style:position="3.25in"/>
          <style:tab-stop style:type="right" style:position="6.5in"/>
        </style:tab-stops>
      </style:paragraph-properties>
      <style:text-properties fo:hyphenate="false"/>
    </style:style>
    <style:style style:name="ResearchPaperTitle" style:display-name="Research Paper Title" style:family="paragraph" style:parent-style-name="Standarduser">
      <style:paragraph-properties fo:text-align="center"/>
      <style:text-properties style:font-name="Times New Roman" fo:font-size="12pt" style:font-size-asian="12pt" fo:hyphenate="false"/>
    </style:style>
    <style:style style:name="Researchpapercontents" style:display-name="Research paper contents" style:family="paragraph" style:parent-style-name="Standarduser">
      <style:paragraph-properties fo:text-indent="0.5in"/>
      <style:text-properties style:font-name="Times New Roman" fo:font-size="12pt" style:font-size-asian="12pt" fo:hyphenate="false"/>
    </style:style>
    <style:style style:name="BalloonText" style:display-name="Balloon Text" style:family="paragraph" style:parent-style-name="Standarduser">
      <style:text-properties style:font-name-complex="Tahoma" fo:font-size="8pt" style:font-size-asian="8pt" style:font-size-complex="8pt" fo:hyphenate="false"/>
    </style:style>
    <style:style style:name="Longquotation" style:display-name="Long quotation" style:family="paragraph" style:parent-style-name="Standarduser">
      <style:paragraph-properties fo:margin-left="1in">
        <style:tab-stops/>
      </style:paragraph-properties>
      <style:text-properties style:font-name="Times New Roman" fo:font-size="12pt" style:font-size-asian="12pt" fo:hyphenate="false"/>
    </style:style>
    <style:style style:name="WorksCitedPageTitle" style:display-name="Works Cited (Page Title)" style:family="paragraph" style:parent-style-name="Standarduser">
      <style:paragraph-properties fo:break-before="page" fo:text-align="center"/>
      <style:text-properties style:font-name="Times New Roman" fo:font-size="12pt" style:font-size-asian="12pt" fo:hyphenate="false"/>
    </style:style>
    <style:style style:name="Workcited" style:display-name="Work cited" style:family="paragraph" style:parent-style-name="Standarduser">
      <style:text-properties style:font-name="Times New Roman" fo:font-size="12pt" style:font-size-asian="12pt" fo:hyphenate="false"/>
    </style:style>
    <style:style style:name="Quotations" style:display-name="Quotations" style:family="paragraph" style:parent-style-name="Standarduser">
      <style:paragraph-properties fo:margin-bottom="0.1965in" fo:margin-left="0.3937in" fo:margin-right="0.3937in">
        <style:tab-stops/>
      </style:paragraph-properties>
      <style:text-properties style:font-name="Times New Roman" fo:font-size="12pt" style:font-size-asian="12pt" fo:hyphenate="false"/>
    </style:style>
    <style:style style:name="Title" style:display-name="Title" style:family="paragraph" style:parent-style-name="Heading" style:next-style-name="Textbodyuser">
      <style:paragraph-properties fo:text-align="center"/>
      <style:text-properties style:font-name="Times New Roman" style:font-name-asian="Times New Roman" style:font-name-complex="Times New Roman"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user">
      <style:paragraph-properties fo:text-align="center" fo:margin-top="0.0416in" fo:margin-bottom="0in"/>
      <style:text-properties style:font-name="Times New Roman" style:font-name-asian="Times New Roman" style:font-name-complex="Times New Roman" fo:font-size="18pt" style:font-size-asian="18pt" style:font-size-complex="18pt" fo:hyphenate="false"/>
    </style:style>
    <style:style style:name="Heading3Char" style:display-name="Heading 3 Char" style:family="text" style:parent-style-name="DefaultParagraphFont">
      <style:text-properties style:font-name-complex="Arial" style:font-weight-complex="bold" style:font-size-complex="13pt" fo:language="en" fo:country="US" style:language-asian="en" style:country-asian="US" style:language-complex="ar" style:country-complex="SA"/>
    </style:style>
    <style:style style:name="FooterChar" style:display-name="Footer Char" style:family="text" style:parent-style-name="DefaultParagraphFont">
      <style:text-properties style:font-name="Calibri" style:font-name-asian="Calibri" style:font-name-complex="Calibri" fo:font-size="11pt" style:font-size-asian="11pt" style:font-size-complex="12pt"/>
    </style:style>
    <style:style style:name="Worksciteditalic" style:display-name="Works cited (italic)" style:family="text" style:parent-style-name="DefaultParagraphFont">
      <style:text-properties style:font-name="Arial" style:font-name-asian="Arial" style:font-name-complex="Arial" fo:font-style="italic" style:font-style-asian="italic" style:font-style-complex="italic" fo:font-size="11pt" style:font-size-asian="11pt"/>
    </style:style>
    <style:style style:name="Workscitedunderline" style:display-name="Works cited (underline)" style:family="text" style:parent-style-name="DefaultParagraphFont">
      <style:text-properties style:font-name="Arial" style:font-name-asian="Arial" style:font-name-complex="Arial" fo:font-size="11pt" style:font-size-asian="11pt"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Internetlinkuser" style:display-name="Internet link (user)"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asian="Times New Roman" style:font-name-complex="Times New Roman"/>
    </style:style>
    <style:style style:name="ListLabel2" style:display-name="ListLabel 2"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office:automatic-styles>
  <office:master-styles>
    <style:master-page style:name="MP0" style:page-layout-name="PL0">
      <style:header>
        <text:p text:style-name="Header">Boatright, Solberg<text:s/><text:page-number text:fixed="false">3</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LA</dc:title>
    <meta:initial-creator>Liam Solberg</meta:initial-creator>
    <dc:creator>Leon Kingsof</dc:creator>
    <meta:creation-date>2019-05-02T23:48:00Z</meta:creation-date>
    <dc:date>2019-05-02T23:48:00Z</dc: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8" meta:word-count="626" meta:character-count="4190" meta:row-count="29" meta:non-whitespace-character-count="3572"/>
  </office:meta>
</office:document-meta>
</file>